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umbai </text:p>
          </table:table-cell>
          <table:table-cell table:style-name="ce1" office:value-type="string" calcext:value-type="string">
            <text:p>Delhi</text:p>
          </table:table-cell>
          <table:table-cell/>
          <table:table-cell office:value-type="string" calcext:value-type="string">
            <text:p><text:span text:style-name="T1">t-test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B$2])" office:value-type="float" office:value="3" calcext:value-type="float">
            <text:p>3</text:p>
          </table:table-cell>
          <table:table-cell table:formula="of:=AVERAGE([$Sheet1.$B$2:.$B$32])" office:value-type="float" office:value="4.67741935483871" calcext:value-type="float">
            <text:p>4.6774193548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B$2])" office:value-type="string" office:string-value="" calcext:value-type="error">
            <text:p>#DIV/0!</text:p>
          </table:table-cell>
          <table:table-cell table:formula="of:=VAR([$Sheet1.$B$2:.$B$32])" office:value-type="float" office:value="1.2258064516129" calcext:value-type="float">
            <text:p>1.2258064516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B$2])" office:value-type="float" office:value="1" calcext:value-type="float">
            <text:p>1</text:p>
          </table:table-cell>
          <table:table-cell table:formula="of:=COUNT([$Sheet1.$B$2:.$B$32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1.$B$2];[$Sheet1.$B$2:.$B$32])" office:value-type="string" office:string-value="" calcext:value-type="error">
            <text:p>Err:502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2]); 1; 0) * IF(ISNUMBER([$Sheet1.$B$2:.$B$32]); 1; 0)); [$Sheet1.$B$2] - [$Sheet1.$B$2:.$B$32]; &quot;NA&quot;))" office:value-type="float" office:value="-1.67741935483871" calcext:value-type="float">
            <text:p>-1.6774193548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2]); 1; 0) * IF(ISNUMBER([$Sheet1.$B$2:.$B$32]); 1; 0)); [$Sheet1.$B$2] - [$Sheet1.$B$2:.$B$32]; &quot;NA&quot;))" office:value-type="float" office:value="1.2258064516129" calcext:value-type="float">
            <text:p>1.2258064516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2]); 1; 0) * IF(ISNUMBER([$Sheet1.$B$2:.$B$32]); 1; 0)) - 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t Stat</text:p>
          </table:table-cell>
          <table:table-cell table:formula="of:=([$Sheet1.$E$9] - [$Sheet1.$E$3]) / ([$Sheet1.$E$10] / ( [$Sheet1.$E$11] + 1)) ^ 0.5" office:value-type="float" office:value="-8.43551389879965" calcext:value-type="float">
            <text:p>-8.4355138988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Sheet1.$E$12]); [$Sheet1.$E$11]; 1)" office:value-type="float" office:value="0.00000000102656275750838" calcext:value-type="float">
            <text:p>0.000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Sheet1.$E$2]; [$Sheet1.$E$11])" office:value-type="float" office:value="1.69726088659396" calcext:value-type="float">
            <text:p>1.6972608866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Sheet1.$E$12]); [$Sheet1.$E$11]; 2)" office:value-type="float" office:value="0.00000000205312551501675" calcext:value-type="float">
            <text:p>2.05312551501675E-09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Sheet1.$E$2]; [$Sheet1.$E$11])" office:value-type="float" office:value="2.04227245630124" calcext:value-type="float">
            <text:p>2.0422724563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2-07-27T17:49:41</meta:creation-date>
    <dc:date>2019-10-20T18:05:08.924902547</dc:date>
    <meta:generator>LibreOffice/5.1.6.2$Linux_X86_64 LibreOffice_project/10m0$Build-2</meta:generator>
    <meta:editing-duration>PT1M21S</meta:editing-duration>
    <meta:editing-cycles>1</meta:editing-cycles>
    <meta:document-statistic meta:table-count="3" meta:cell-count="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